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88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 human or machine that communicates with a system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 computer program, or group of programs designed for end users, normally with a graphical user interface. Short for application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Something that makes it difficult to achieve a goal or a higher quality level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Breakpoint</text:p>
          </table:table-cell>
          <table:table-cell office:value-type="string" calcext:value-type="string">
            <text:p>A point of change. An important aspect of a (non-linear) relation between quality and benefi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An extensible template for creating objects. A set of objects with certain attributes in common. A category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 composable part of a system. A reusable, interchangeable system unit or functionality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 specific combination of variant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formation stored in a system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 specific realization or high-level implementation description (of a system part)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The application area of a product with its surrounding entitie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A large user story or a collection of storie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omething that can happen in the domain and/or in the system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A releasable characteristic of a product. A (high-level, coherent) bundle of requirement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 description of how input data is mapped to output data. A capability of a system to do something specific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An intention of a stakeholder or desired system property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A concept or thought (potentially interesting)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A defined way to interact with a system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omething needed to be fixed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<text:s/>An article in a collection, enumeration, or serie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 descriptive name used to identify something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An entity that is part of another entity, eg. a field in a in a clas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 prefix used on a concept to mean beyond or about its own concept, e.g. metadata is data about data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MockUp</text:p>
          </table:table-cell>
          <table:table-cell office:value-type="string" calcext:value-type="string">
            <text:p>A prototype with limited functionality used to demonstrate a design idea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 collection of coherent functions and interface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omething offered to a marke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A distinguishing characteristic or degree of goodnes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A specific way that entities are connected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 specific version of a system offered at a specific time to end user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omething needed or wanted. An abstract term denoting any type of information relevant to the (specification of) intentions behind system development. Short for requiremen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 capability of, or support for developmen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Something negative that may happen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 (vivid) description of a (possible future) system usage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A design of (a part of) a user interface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 part of a (requirements) documen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ctions performed by systems and/or humans to provide results to stakeholder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akeholder</text:p>
          </table:table-cell>
          <table:table-cell office:value-type="string" calcext:value-type="string">
            <text:p>Someone with a stake in the system development or usage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A mode or condition of something in the domain and/or in the system. A configuration of data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 short description of what a user does or needs. Short for user story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 set of interacting software and/or hardware component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 desired quality level or goal 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 piece of work (that users do, maybe supported by a system)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A word or group of words having a particular meaning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 procedure to check if requirements are met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(Development) work awaiting to be completed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A list of steps defining interactions between actors and a system to achieve a goal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 human interacting with a system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An object or system property that can be chosen from a set of option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VariationPoint</text:p>
          </table:table-cell>
          <table:table-cell office:value-type="string" calcext:value-type="string">
            <text:p>An opportunity of choice among variants.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 collection of (development) work tasks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A characterisation of a good or helpful result or effect (e.g. of a feature)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he largest amount that can be held or contained (e.g. by a resource)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 collection of (textual) computer instructions in some programming language, e.g. Scala. Short for source code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 note that explains or discusses some entity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A collection of propositions that restrict the possible values of a set of variables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he expenditure of something, such as time or effort, necessary for the implementation of an entity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 characterisation of the negative consequences if some entity (e.g. a risk) occurs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Deprecated</text:p>
          </table:table-cell>
          <table:table-cell office:value-type="string" calcext:value-type="string">
            <text:p>A description of why an entity should be avoided, often because it is superseded by another entity, as indicated by a 'deprecates' relation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 note that illustrates some entity by a <text:s/>typical instance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Expectation</text:p>
          </table:table-cell>
          <table:table-cell office:value-type="string" calcext:value-type="string">
            <text:p>The required output of a test in order to be counted as passed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he name of a storage of serialized, persistent data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he rate of occurrence of some entity. 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Gist</text:p>
          </table:table-cell>
          <table:table-cell office:value-type="string" calcext:value-type="string">
            <text:p>A short and simple description of an entity, e.g. a function or a test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(The name of) a picture of an entity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 consumed by an entity, 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he maximum estimated or assigned (relative) value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he minimum estimated or assigned (relative) value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The ordinal number of an entity (1st, 2nd, ...)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 produced by an entity, e.g. a function or a test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The level of importance of an entity. Short for priority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The likelihood that something (e.g. a risk) occurs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The gain or return of some entity, e.g. in monetary terms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A (detailed) definition of an entity. Short for specification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 level of refinement of an entity (e.g. a feature) in the development process. 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 sequence of words (in natural language)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 general or descriptive heading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n amount. An estimate of worth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A description of intention. Rationale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binds</text:p>
          </table:table-cell>
          <table:table-cell office:value-type="string" calcext:value-type="string">
            <text:p>Ties a value to an option. A configuration binds a variation point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deprecates</text:p>
          </table:table-cell>
          <table:table-cell office:value-type="string" calcext:value-type="string">
            <text:p>Makes outdated. An entity deprecates (supersedes) another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excludes</text:p>
          </table:table-cell>
          <table:table-cell office:value-type="string" calcext:value-type="string">
            <text:p>Prevents a combination. An entity excludes another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Expresses containment, substructure. An entity contains another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helps</text:p>
          </table:table-cell>
          <table:table-cell office:value-type="string" calcext:value-type="string">
            <text:p>Positive influence. A goal helps to fulfil another goal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Negative influence. A goal hinders another goal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impacts</text:p>
          </table:table-cell>
          <table:table-cell office:value-type="string" calcext:value-type="string">
            <text:p>Some influence. A new feature impacts an existing component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implements</text:p>
          </table:table-cell>
          <table:table-cell office:value-type="string" calcext:value-type="string">
            <text:p>Realisation of. A module implements a feature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interactsWith</text:p>
          </table:table-cell>
          <table:table-cell office:value-type="string" calcext:value-type="string">
            <text:p>Communication. A user interacts with an interface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ub-typing, specialization, part of another, more general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precedes</text:p>
          </table:table-cell>
          <table:table-cell office:value-type="string" calcext:value-type="string">
            <text:p>Temporal ordering. A feature precedes (is implemented before) another feature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relatesTo</text:p>
          </table:table-cell>
          <table:table-cell office:value-type="string" calcext:value-type="string">
            <text:p>General relation. An entity is related to another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requires</text:p>
          </table:table-cell>
          <table:table-cell office:value-type="string" calcext:value-type="string">
            <text:p>Requested combination. An entity is required (or wished) by another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superOf</text:p>
          </table:table-cell>
          <table:table-cell office:value-type="string" calcext:value-type="string">
            <text:p>Super-typing, generalization, includes another, more specific entity.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verifies</text:p>
          </table:table-cell>
          <table:table-cell office:value-type="string" calcext:value-type="string">
            <text:p>Gives evidence of correctness. A test verifies the implementation of a feature.</text:p>
          </table:table-cell>
        </table:table-row>
      </table:table>
      <table:named-expressions/>
      <table:database-ranges>
        <table:database-range table:name="__Anonymous_Sheet_DB__0" table:target-range-address="metamodel.A1:metamodel.C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20:34:52.448779099</dc:date>
    <meta:editing-duration>PT2M21S</meta:editing-duration>
    <meta:editing-cycles>1</meta:editing-cycles>
    <meta:document-statistic meta:table-count="1" meta:cell-count="279" meta:object-count="0"/>
    <meta:generator>LibreOffice/6.1.3.2$Linux_X86_64 LibreOffice_project/10$Build-2</meta:generator>
  </office:meta>
</office:document-meta>
</file>